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2533d"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2533d"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f2533d"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f348b8" officeooo:paragraph-rsid="01f348b8" style:font-size-asian="13pt" style:font-style-asian="normal"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9" style:family="paragraph" style:parent-style-name="Preformatted_20_Text">
      <style:paragraph-properties style:writing-mode="lr-tb"/>
      <style:text-properties fo:font-size="13pt" officeooo:paragraph-rsid="01efb23b" style:font-size-asian="13pt" style:font-size-complex="13pt"/>
    </style:style>
    <style:style style:name="P20"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paragraph-properties style:writing-mode="lr-tb"/>
      <style:text-properties fo:font-size="13pt" officeooo:paragraph-rsid="01ef3a07" style:font-size-asian="13pt" style:font-size-complex="13pt"/>
    </style:style>
    <style:style style:name="P22"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fo:font-size="13pt" officeooo:paragraph-rsid="01dd3a06" style:font-size-asian="13pt" style:font-size-complex="13pt"/>
    </style:style>
    <style:style style:name="P24"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5" style:family="paragraph" style:parent-style-name="Preformatted_20_Text">
      <style:paragraph-properties style:writing-mode="lr-tb"/>
      <style:text-properties fo:font-size="13pt" officeooo:paragraph-rsid="01dd3a06" style:font-size-asian="13pt" style:font-size-complex="13pt"/>
    </style:style>
    <style:style style:name="T1" style:family="text">
      <style:text-properties style:font-name="Liberation Sans" fo:font-size="16pt" fo:font-weight="bold" officeooo:rsid="01f204a2"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f204a2" style:font-size-asian="16pt" style:font-weight-asian="bold" style:font-size-complex="16pt" style:font-weight-complex="bold"/>
    </style:style>
    <style:style style:name="T7"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f2533d"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6" style:family="text">
      <style:text-properties style:font-name="Liberation Sans" fo:font-style="normal" style:text-underline-style="none"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ee2e52" style:font-style-asian="normal" style:font-style-complex="normal"/>
    </style:style>
    <style:style style:name="T21" style:family="text">
      <style:text-properties fo:font-weight="bold" style:font-weight-asian="bold" style:font-weight-complex="bold"/>
    </style:style>
    <style:style style:name="T22" style:family="text">
      <style:text-properties fo:font-weight="bold" officeooo:rsid="000dd66a" style:font-weight-asian="bold" style:font-weight-complex="bold"/>
    </style:style>
    <style:style style:name="T23" style:family="text">
      <style:text-properties fo:font-weight="bold" officeooo:rsid="0160cefc" style:font-weight-asian="bold" style:font-weight-complex="bold"/>
    </style:style>
    <style:style style:name="T24" style:family="text">
      <style:text-properties officeooo:rsid="01f348b8"/>
    </style:style>
    <style:style style:name="T25" style:family="text">
      <style:text-properties officeooo:rsid="01d74f08"/>
    </style:style>
    <style:style style:name="T26" style:family="text">
      <style:text-properties officeooo:rsid="01db7a8a"/>
    </style:style>
    <style:style style:name="T27" style:family="text">
      <style:text-properties officeooo:rsid="01caa47b"/>
    </style:style>
    <style:style style:name="T28" style:family="text">
      <style:text-properties officeooo:rsid="01ef3a07"/>
    </style:style>
    <style:style style:name="T29" style:family="text">
      <style:text-properties officeooo:rsid="01e9b30f"/>
    </style:style>
    <style:style style:name="T30" style:family="text">
      <style:text-properties officeooo:rsid="01f53b8a"/>
    </style:style>
    <style:style style:name="T3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f53b8a"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f69aba"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5</text:span><text:span text:style-name="T2">th</text:span><text:span text:style-name="T3"> </text:span><text:span text:style-name="T1">March</text:span><text:span text:style-name="T4"> 20</text:span><text:span text:style-name="T5">2</text:span><text:span text:style-name="T6">6</text:span></text:p>
      <text:p text:style-name="P3">Psalm 10:17-18</text:p>
      <text:p text:style-name="P4">[17] O Lord, you hear the desire of the afflicted; you will strengthen their heart; you will incline your ear</text:p>
      <text:p text:style-name="P5">[18] to do justice to the fatherless and the oppressed, so that man who is of the earth may strike terror no more.</text:p>
      <text:p text:style-name="P6"/>
      <text:p text:style-name="P7">Let us pray…</text:p>
      <text:p text:style-name="P7"/>
      <text:p text:style-name="P8">Thanks to God</text:p>
      <text:p text:style-name="P9"><text:span text:style-name="T7">O </text:span><text:span text:style-name="T8">L</text:span><text:span text:style-name="T9">o</text:span><text:span text:style-name="T8">r</text:span><text:span text:style-name="T9">d,</text:span><text:span text:style-name="T10"> </text:span><text:span text:style-name="T11">we </text:span><text:span text:style-name="T12">thank You that </text:span><text:span text:style-name="T13">You </text:span><text:span text:style-name="T14">draw near to us, who are afflicted. As we live in this fallen world, even while we may think we are at ease, we know we are subject to the tempter’s snares, as well as our own self-centred desires</text:span><text:span text:style-name="T15">.</text:span></text:p>
      <text:p text:style-name="P10"/>
      <text:p text:style-name="P11"><text:span text:style-name="T16">We </text:span><text:span text:style-name="T15">know</text:span><text:span text:style-name="T16"> that </text:span><text:span text:style-name="T17">we </text:span><text:span text:style-name="T14">deserve Your justice because we have sinned against You and brought shame upon Your Name</text:span><text:span text:style-name="T17">.</text:span><text:span text:style-name="T16"> </text:span><text:span text:style-name="T18">W</text:span><text:span text:style-name="T19">e thank You </text:span><text:span text:style-name="T15">for sending Jesus to save us. We thank You </text:span><text:span text:style-name="T19">that we have been </text:span><text:span text:style-name="T16">forgiven </text:span><text:span text:style-name="T17">by Your grace and mercy alone</text:span><text:span text:style-name="T19">. </text:span><text:span text:style-name="T20">We thank You for sending the Holy Spirit, to be with us daily, to come alongside and enable us to resist temptation.</text:span></text:p>
      <text:p text:style-name="P12"/>
      <text:p text:style-name="P13">We confess that it is easy to forget that You call us to be still in Your Presence, and remember that there is no other God besides You. In this world we are beset by many counterfeits, but we turn to You because there is no other god Who can do justice to the fatherless and the oppressed, no other Who can strengthen our hearts, no other to hear our pleas for mercy.</text:p>
      <text:p text:style-name="P14"/>
      <text:p text:style-name="P15"><text:span text:style-name="T21">The Wide World...</text:span><text:span text:style-name="T22"> a</text:span><text:span text:style-name="T21">nd the </text:span><text:span text:style-name="T23">W</text:span><text:span text:style-name="T21">ider Church</text:span></text:p>
      <text:p text:style-name="P16"><text:span text:style-name="T24">So w</text:span><text:span text:style-name="T25">e </text:span><text:span text:style-name="T26">pray</text:span><text:span text:style-name="T25"> for this </text:span><text:span text:style-name="T27">world </text:span><text:span text:style-name="T25">where </text:span><text:span text:style-name="T26">so m</text:span><text:span text:style-name="T28">any </text:span><text:span text:style-name="T24">false gods beckon, and so many oppress their fellow man</text:span><text:span text:style-name="T29">. </text:span><text:span text:style-name="T24">We pray for true Peace from the King of Peace, even though we see so little of peace in this war-ravaged world. We pray for true Justice, in this era of great injustice, and for Your mercy to replace the oppression which abounds everywhere.</text:span></text:p>
      <text:p text:style-name="P16"/>
      <text:p text:style-name="P17"><text:span text:style-name="T28">We </text:span><text:span text:style-name="T24">give You thanks</text:span><text:span text:style-name="T28"> for the many churches where Your Word is faithfully preached and lived, and ask that You would strengthen Your people </text:span><text:span text:style-name="T24">so that we can</text:span><text:span text:style-name="T28"> stand firm against the lies so </text:span><text:span text:style-name="T24">prevalent</text:span><text:span text:style-name="T28"> today. </text:span><text:span text:style-name="T30">Strengthen Your people so that we may be fit instruments to bring Your mercy and grace to people we interact with each day. Help us to bless them as individuals at work, in our leisure activities, amongst our neighbours, in family gatherings.</text:span></text:p>
      <text:p text:style-name="P17"/>
      <text:p text:style-name="P18">Ashburton</text:p>
      <text:p text:style-name="P19"><text:span text:style-name="T31">W</text:span><text:span text:style-name="T32">e pray for our </text:span><text:span text:style-name="T33">work</text:span><text:span text:style-name="T34"> </text:span><text:span text:style-name="T31">here at Ashburton, </text:span><text:span text:style-name="T34">as we </text:span><text:span text:style-name="T35">a</text:span><text:span text:style-name="T36">ddress our new circumstances. We pray for Mook, Talia, Jethro, Amy and Judah, as Mook plans ahead for College study. Bless them with wisdom, and guide them as they navigate this new stage of their lives under Your care.</text:span></text:p>
      <text:p text:style-name="P20"/>
      <text:p text:style-name="P21"><text:span text:style-name="T35">W</text:span><text:span text:style-name="T37">e </text:span><text:span text:style-name="T36">continue to </text:span><text:span text:style-name="T37">pray for the Selection Committee</text:span><text:span text:style-name="T35"> Your will</text:span><text:span text:style-name="T37">, so that </text:span><text:span text:style-name="T36">eventually</text:span><text:span text:style-name="T37"> </text:span><text:span text:style-name="T35">we call a </text:span><text:span text:style-name="T37">new minister </text:span><text:span text:style-name="T35">of Your choosing, to </text:span><text:span text:style-name="T36">lead the work here</text:span><text:span text:style-name="T37">. </text:span><text:span text:style-name="T36">We thank You for our fellowship together, and for the willingness we bring to the practical work of looking after this property, which You have blessed us with.</text:span></text:p>
      <text:p text:style-name="P22"/>
      <text:p text:style-name="P23"><text:span text:style-name="T38">We </text:span><text:span text:style-name="T37">continue</text:span><text:span text:style-name="T39"> </text:span><text:span text:style-name="T33">in</text:span><text:span text:style-name="T38"> pray</text:span><text:span text:style-name="T33">er</text:span><text:span text:style-name="T38"> for</text:span><text:span text:style-name="T40"> </text:span><text:span text:style-name="T37">those in need of Your healing hand, </text:span><text:span text:style-name="T41">especially remembering Lervi, Steph and Callum</text:span><text:span text:style-name="T31">. </text:span><text:span text:style-name="T41">We also uphold those who are away, praying that You would be with them in all their various circumstances.</text:span></text:p>
      <text:p text:style-name="P24"/>
      <text:p text:style-name="P25"><text:span text:style-name="T41">And w</text:span><text:span text:style-name="T42">e thank You for </text:span><text:span text:style-name="T33">Your Word, and for </text:span><text:span text:style-name="T41">Oli Blythe</text:span><text:span text:style-name="T43"> as</text:span><text:span text:style-name="T33"> he preach</text:span><text:span text:style-name="T43">es</text:span><text:span text:style-name="T33"> today. </text:span><text:span text:style-name="T43">We </text:span><text:span text:style-name="T41">thank You for Surrey Hills releasing him to serve us here. </text:span><text:span text:style-name="T44">In </text:span><text:span text:style-name="T42">His</text:span><text:span text:style-name="T45"> </text:span><text:span text:style-name="T46">Precious Name </text:span><text:span text:style-name="T47">we pray</text:span><text:span text:style-name="T48">, </text:span><text:span text:style-name="T49">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3-14T15:22:45.030446271</dc:date>
    <meta:editing-duration>PT18H15M43S</meta:editing-duration>
    <meta:editing-cycles>207</meta:editing-cycles>
    <meta:generator>LibreOffice/25.8.5.2$Linux_X86_64 LibreOffice_project/580$Build-2</meta:generator>
    <meta:print-date>2026-03-14T15:18:05.277302301</meta:print-date>
    <meta:printed-by>PDF files</meta:printed-by>
    <meta:document-statistic meta:table-count="0" meta:image-count="0" meta:object-count="0" meta:page-count="1" meta:paragraph-count="18" meta:word-count="567" meta:character-count="3024" meta:non-whitespace-character-count="2475"/>
  </office:meta>
</office:document-meta>
</file>